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6938"/>
    </style:style>
    <style:style style:name="P2" style:family="paragraph" style:parent-style-name="Standard">
      <style:text-properties officeooo:rsid="000b14d9" officeooo:paragraph-rsid="000309c5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09c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309c5" style:font-size-asian="10pt"/>
    </style:style>
    <style:style style:name="P5" style:family="paragraph" style:parent-style-name="Standard">
      <style:text-properties fo:color="#000000" style:font-name="Monospace" fo:font-size="10pt" officeooo:rsid="000b14d9" officeooo:paragraph-rsid="000309c5" style:font-size-asian="10pt"/>
    </style:style>
    <style:style style:name="P6" style:family="paragraph" style:parent-style-name="Standard">
      <style:text-properties officeooo:paragraph-rsid="00032a9f"/>
    </style:style>
    <style:style style:name="P7" style:family="paragraph" style:parent-style-name="Standard">
      <style:text-properties officeooo:paragraph-rsid="000309c5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309c5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0309c5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032973"/>
    </style:style>
    <style:style style:name="T5" style:family="text">
      <style:text-properties officeooo:rsid="000329fa"/>
    </style:style>
    <style:style style:name="T6" style:family="text">
      <style:text-properties officeooo:rsid="00154190"/>
    </style:style>
    <style:style style:name="T7" style:family="text">
      <style:text-properties officeooo:rsid="001a997f"/>
    </style:style>
    <style:style style:name="T8" style:family="text">
      <style:text-properties officeooo:rsid="00115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lake John Johnson</text:p>
      <text:p text:style-name="P6">## System Test Pregnant //<text:span text:style-name="T4">Katy Dunlop</text:span></text:p>
      <text:p text:style-name="P6">1. <text:s/>Start the application</text:p>
      <text:p text:style-name="P6">2. <text:s/>Type the server location: “localhost:8080” when the “Enter server location: ”dialog pops up</text:p>
      <text:p text:style-name="P6">3. <text:s/>Type the username “admin” when the “Enter username” dialog pops up</text:p>
      <text:p text:style-name="P6">4. <text:s/>Type the password “Admin123” when the “Enter password” dialog pops up</text:p>
      <text:p text:style-name="P6">5. Type the number of reports: “1” <text:s/>when the “Enter number of reports” dialog pops up</text:p>
      <text:p text:style-name="P6">6. <text:s/>Type the patientID “1000<text:span text:style-name="T4">NG</text:span>” when the “Enter patientID” dialog pops up</text:p>
      <text:p text:style-name="P6"/>
      <text:p text:style-name="P6">The app should now display the message dialog:” Patient 1000<text:span text:style-name="T4">NG</text:span> exists“.</text:p>
      <text:p text:style-name="P6"/>
      <text:p text:style-name="P6">7. Type “<text:span text:style-name="T5">Y</text:span>” when prompted for information related to whether or not the patient is pregnant.</text:p>
      <text:p text:style-name="P6">8. Type “N” when prompted for information related to the need for vasopressor support.</text:p>
      <text:p text:style-name="P6"><text:span text:style-name="T6">9</text:span>. Type “<text:span text:style-name="T7">N</text:span>” when prompted for information related to whether or not the patient is inpatient.</text:p>
      <text:p text:style-name="P6">1<text:span text:style-name="T6">0</text:span>. Type “Y” when prompted for information related to whether or not the patient is responsive.</text:p>
      <text:p text:style-name="P6">1<text:span text:style-name="T6">1</text:span>. <text:s/>Type “<text:span text:style-name="T8">N</text:span>” when prompted for information related to whether or not the patient has cardiac arrhythmia.</text:p>
      <text:p text:style-name="P6">1<text:span text:style-name="T6">2</text:span>. Type “N” when prompted for information related to whether or not the patient has a decline in baseline mental status.</text:p>
      <text:p text:style-name="P6">1<text:span text:style-name="T6">3</text:span>. Type “N” when prompted for information related to whether or not the patient has an infected skin wound.</text:p>
      <text:p text:style-name="P6">1<text:span text:style-name="T6">4</text:span>. Type “N” when prompted for information related to whether or not the patient has an infected invasive device.</text:p>
      <text:p text:style-name="P6">1<text:span text:style-name="T6">5</text:span>. <text:s/>Type “<text:span text:style-name="T8">Y</text:span>” when prompted for information related to whether or not the patient has an infected recent surgical procedure.</text:p>
      <text:p text:style-name="P6">1<text:span text:style-name="T6">6</text:span>. <text:s/>Type “Y” when prompted for information related to whether or not the patient is immunocompromised.</text:p>
      <text:p text:style-name="P6">1<text:span text:style-name="T6">7</text:span>. Type “<text:span text:style-name="T7">400</text:span>” when prompted for the patient’s baseline respiratory PaOxy/FaOxy.</text:p>
      <text:p text:style-name="P6"><text:span text:style-name="T6">18</text:span>. Type “50” when prompted for the patient’s current respiratory PaOxy/FaOxy.</text:p>
      <text:p text:style-name="P6"><text:span text:style-name="T6">19</text:span>. <text:s/>Type “<text:span text:style-name="T7">3</text:span> when prompted for the patient’s baseline use of dopamine.</text:p>
      <text:p text:style-name="P6"><text:span text:style-name="T6">20</text:span>. <text:s/>Type “<text:span text:style-name="T7">17</text:span>” when prompted for the patient’s current use of dopamine.</text:p>
      <text:p text:style-name="P6">2<text:span text:style-name="T6">1</text:span>. Type “N” when prompted for information related to whether or not the patient had used any dobutamine yesterday.</text:p>
      <text:p text:style-name="P6">2<text:span text:style-name="T6">2</text:span>. Type “N” when prompted for information related to whether or not the patient had used any dobutamine recently.</text:p>
      <text:p text:style-name="P6">2<text:span text:style-name="T6">3</text:span>. Type “<text:span text:style-name="T7">0</text:span>” when prompted for the patient’s baseline use of epinephrine.</text:p>
      <text:p text:style-name="P6"><text:span text:style-name="T6">24</text:span>. Type “.<text:span text:style-name="T7">7</text:span>” when prompted for the patient’s current use of epinephrine.</text:p>
      <text:p text:style-name="P6"><text:span text:style-name="T6">25</text:span>. Type “<text:span text:style-name="T7">0</text:span>” when prompted for the patient’s baseline use of norepinephrine.</text:p>
      <text:p text:style-name="P6"><text:span text:style-name="T6">26</text:span>. Type “.<text:span text:style-name="T7">7</text:span>” when prompted for the patient’s current use of norepinephrine.</text:p>
      <text:p text:style-name="P6"><text:span text:style-name="T6">27</text:span>. Type “<text:span text:style-name="T7">15</text:span>” when prompted for the patient’s baseline Glasgow coma scale.</text:p>
      <text:p text:style-name="P6"><text:span text:style-name="T6">28</text:span>. Type “<text:span text:style-name="T7">6</text:span>” when prompted for the patient’s current Glasgow coma scale.</text:p>
      <text:p text:style-name="P6"/>
      <text:p text:style-name="P1"/>
      <text:p text:style-name="P1"/>
      <text:p text:style-name="P2">After running the program, the console should display the information, follow this format. </text:p>
      <text:p text:style-name="P2"/>
      <text:p text:style-name="P7"><text:span text:style-name="T2"><text:s/></text:span><text:span text:style-name="T1"><text:s text:c="2"/>Time Reported: 2020-11-18T15:12:13.672</text:span></text:p>
      <text:p text:style-name="P10"><text:span text:style-name="T1"><text:s text:c="2"/>PatientID: 1000NG</text:span></text:p>
      <text:p text:style-name="P10"><text:span text:style-name="T1"><text:s text:c="2"/>Patient Name: Dunlop Katy</text:span></text:p>
      <text:p text:style-name="P10"><text:soft-page-break/><text:span text:style-name="T1"><text:s text:c="2"/>Age: 27 years 9 months 15 days</text:span></text:p>
      <text:p text:style-name="P10"><text:span text:style-name="T1"><text:s text:c="2"/>Location: null</text:span></text:p>
      <text:p text:style-name="P10"><text:span text:style-name="T1"><text:s text:c="2"/>Body Temperature: unknown (C)</text:span></text:p>
      <text:p text:style-name="P10"><text:span text:style-name="T1"><text:s text:c="2"/>Heart Rate: unknown (bpm)</text:span></text:p>
      <text:p text:style-name="P10"><text:span text:style-name="T1"><text:s text:c="2"/>Respiratory Rate: unknown (bpm)</text:span></text:p>
      <text:p text:style-name="P10"><text:span text:style-name="T1">PREGNANT_PATIENT</text:span></text:p>
      <text:p text:style-name="P10"><text:span text:style-name="T1">2020-11-18T15:12:41.267: Current Dopamine: 17.0</text:span></text:p>
      <text:p text:style-name="P10"><text:span text:style-name="T1">2020-11-18T15:12:28.608: Is responsive: Yes</text:span></text:p>
      <text:p text:style-name="P10"><text:span text:style-name="T1">2020-11-18T15:12:51.373: Current Glasgow Coma Scale: 6.0</text:span></text:p>
      <text:p text:style-name="P10"><text:span text:style-name="T1">2020-11-18T15:12:15.411: Is Pregnant: Yes</text:span></text:p>
      <text:p text:style-name="P10"><text:span text:style-name="T1">2020-11-18T15:12:26.554: Need For Vasopressor Support: No</text:span></text:p>
      <text:p text:style-name="P10"><text:span text:style-name="T1">2020-11-18T15:12:31.492: Infection Skin Wound: No</text:span></text:p>
      <text:p text:style-name="P10"><text:span text:style-name="T1">2020-11-18T15:12:32.346: Infection Invasive Device: No</text:span></text:p>
      <text:p text:style-name="P10"><text:span text:style-name="T1">2020-11-18T15:12:30.575: Decline in baseline mental status: No</text:span></text:p>
      <text:p text:style-name="P10"><text:span text:style-name="T1">2020-11-18T15:12:47.401: Current Norepinephrine: 0.7</text:span></text:p>
      <text:p text:style-name="P10"><text:span text:style-name="T1">2020-11-18T15:12:27.470: Is Inpatient Status: No</text:span></text:p>
      <text:p text:style-name="P10"><text:span text:style-name="T1">2020-11-18T15:12:36.532: Current Respiratory PaOxy/FiOxy: 50.0</text:span></text:p>
      <text:p text:style-name="P10"><text:span text:style-name="T1">2020-11-18T15:12:34.435: is Immunocompromised: Yes</text:span></text:p>
      <text:p text:style-name="P10"><text:span text:style-name="T1">2020-11-18T15:12:43.087: Using Any Doputamine Currently: No</text:span></text:p>
      <text:p text:style-name="P10"><text:span text:style-name="T1">2020-11-18T15:12:45.387: Current Epinephrine: 0.7</text:span></text:p>
      <text:p text:style-name="P10"><text:span text:style-name="T1">2020-11-18T15:12:29.665: Cardiac arrhythmia: No</text:span></text:p>
      <text:p text:style-name="P10"><text:span text:style-name="T1">2020-11-18T15:12:33.316: Infection Recent Surgical Procedure: Yes</text:span></text:p>
      <text:p text:style-name="P10"><text:span text:style-name="T1">2020-11-18T15:12:42.241: Using Any Doputamine Baseline: No</text:span></text:p>
      <text:p text:style-name="P10"><text:span text:style-name="T1">2020-11-18T15:12:44.409: Baseline Epinephrine: 0.0</text:span></text:p>
      <text:p text:style-name="P10"><text:span text:style-name="T1">2020-11-18T15:12:46.348: Baseline Norepinephrine: 0.0</text:span></text:p>
      <text:p text:style-name="P10"><text:span text:style-name="T1">2020-11-18T15:12:35.571: Baseline Respiratory PaOxy/FiOxy: 400.0</text:span></text:p>
      <text:p text:style-name="P10"><text:span text:style-name="T1">2020-11-18T15:12:37.389: Baseline Dopamine: 3.0</text:span></text:p>
      <text:p text:style-name="P5">2020-11-18T15:12:50.361: Baseline Glasgow Coma Scale: 15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9:06.344100380</meta:creation-date>
    <dc:date>2020-11-18T15:13:02.823529990</dc:date>
    <meta:editing-duration>PT2M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572" meta:character-count="4063" meta:non-whitespace-character-count="3525"/>
  </office:meta>
</office:document-meta>
</file>